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style:text-underline-style="solid" style:text-underline-width="auto" style:text-underline-color="font-color"/>
    </style:style>
    <style:style style:name="T4" style:family="text">
      <style:text-properties style:font-name="Verdana1" style:text-underline-style="solid" style:text-underline-width="auto" style:text-underline-color="font-color" fo:font-weight="bold"/>
    </style:style>
    <style:style style:name="T5" style:family="text">
      <style:text-properties style:font-name="Verdana1" fo:font-size="24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/>
    </style:style>
    <style:style style:name="T8" style:family="text">
      <style:text-properties fo:color="#00008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ldorf Salad</text:p>
      <text:p text:style-name="Standard">Crystal Miller</text:p>
      <text:p text:style-name="Standard"/>
      <text:p text:style-name="Standard">2 medium red or green apples, unpeeled and chopped</text:p>
      <text:p text:style-name="Standard">2 ribs celery, chopped</text:p>
      <text:p text:style-name="Standard">¼ cup walnuts, chopped</text:p>
      <text:p text:style-name="Standard">¼ cup raisins </text:p>
      <text:p text:style-name="Standard">Dressing (recipe follows)</text:p>
      <text:p text:style-name="Standard"/>
      <text:p text:style-name="Standard">Combine all ingredients in a salad bowl, stir and serve!</text:p>
      <text:p text:style-name="Standard"/>
      <text:p text:style-name="Standard">Waldorf Salad Dressing</text:p>
      <text:p text:style-name="Standard"/>
      <text:p text:style-name="Standard">¼ cup sour cream</text:p>
      <text:p text:style-name="Standard">2 t cane juice crystals</text:p>
      <text:p text:style-name="Standard">1 t lemon juice</text:p>
      <text:p text:style-name="Standard">1/8 t. salt</text:p>
      <text:p text:style-name="Standard"/>
      <text:p text:style-name="Standard">Blend all the ingredients in a small bowl with a wire whisk or fork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49:46.95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4" meta:word-count="70" meta:character-count="371"/>
  </office:meta>
</office:document-meta>
</file>